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70000013AFB52ACCE01CD3881.jpg" manifest:media-type="image/jpeg"/>
  <manifest:file-entry manifest:full-path="Pictures/10000000000002570000013A81C65B318EA5B7AC.jpg" manifest:media-type="image/jpeg"/>
  <manifest:file-entry manifest:full-path="Pictures/1000000000000257000000D0AEDF07550C5612D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0.339cm" svg:y="0.201cm" svg:width="15.849cm" svg:height="5.503cm" draw:z-index="0"><draw:image xlink:href="Pictures/1000000000000257000000D0AEDF07550C5612D6.jpg" xlink:type="simple" xlink:show="embed" xlink:actuate="onLoad" draw:mime-type="image/jpeg"/></draw:frame></text:p>
      <text:p text:style-name="Standard"/>
      <text:p text:style-name="Standard"/>
      <text:p text:style-name="Standard"><draw:frame draw:style-name="fr1" draw:name="Image2" text:anchor-type="char" svg:x="0.365cm" svg:y="0cm" svg:width="15.849cm" svg:height="8.308cm" draw:z-index="1"><draw:image xlink:href="Pictures/10000000000002570000013A81C65B318EA5B7AC.jpg" xlink:type="simple" xlink:show="embed" xlink:actuate="onLoad" draw:mime-type="image/jpeg"/></draw:frame></text:p>
      <text:p text:style-name="Standard"/>
      <text:p text:style-name="Standard"><draw:frame draw:style-name="fr1" draw:name="Image3" text:anchor-type="char" svg:x="0.286cm" svg:y="0.065cm" svg:width="15.849cm" svg:height="8.308cm" draw:z-index="2"><draw:image xlink:href="Pictures/10000000000002570000013AFB52ACCE01CD388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2:26:43.925760146</meta:creation-date>
    <dc:date>2025-03-26T12:28:44.355518456</dc:date>
    <meta:editing-duration>PT2M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